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7.184cm" style:rel-column-width="26766*"/>
    </style:style>
    <style:style style:name="Table3.B" style:family="table-column">
      <style:table-column-properties style:column-width="10.405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paragraph-rsid="0005c826"/>
    </style:style>
    <style:style style:name="P8" style:family="paragraph" style:parent-style-name="Text_20_body">
      <style:text-properties officeooo:rsid="0005c826" officeooo:paragraph-rsid="0005c826"/>
    </style:style>
    <style:style style:name="P9" style:family="paragraph" style:parent-style-name="Text_20_body">
      <style:text-properties officeooo:rsid="0002d149" officeooo:paragraph-rsid="0002d149"/>
    </style:style>
    <style:style style:name="P10" style:family="paragraph" style:parent-style-name="Text_20_body" style:master-page-name="">
      <style:paragraph-properties style:page-number="auto" fo:keep-with-next="always"/>
    </style:style>
    <style:style style:name="P11" style:family="paragraph" style:parent-style-name="Text_20_body">
      <style:paragraph-properties fo:margin-left="1.251cm" fo:margin-right="0cm" fo:text-indent="-0.499cm" style:auto-text-indent="false"/>
      <style:text-properties officeooo:paragraph-rsid="0005c826"/>
    </style:style>
    <style:style style:name="P12" style:family="paragraph" style:parent-style-name="Code_20_last_20_line">
      <style:text-properties officeooo:rsid="0002d149" officeooo:paragraph-rsid="0005c826"/>
    </style:style>
    <style:style style:name="P13" style:family="paragraph" style:parent-style-name="Code">
      <style:text-properties officeooo:rsid="0002d149" officeooo:paragraph-rsid="0005c826"/>
    </style:style>
    <style:style style:name="P14" style:family="paragraph" style:parent-style-name="Text_20_body" style:list-style-name="L1"/>
    <style:style style:name="P15" style:family="paragraph" style:parent-style-name="Text_20_body" style:list-style-name="Numbering_20_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Numbering_20_1">
      <style:text-properties fo:font-style="normal" style:font-style-asian="normal" style:font-style-complex="normal"/>
    </style:style>
    <style:style style:name="P24" style:family="paragraph" style:parent-style-name="Text_20_body" style:list-style-name="L10">
      <style:text-properties fo:font-style="normal" style:font-style-asian="normal" style:font-style-complex="normal"/>
    </style:style>
    <style:style style:name="P25" style:family="paragraph" style:parent-style-name="Text_20_body" style:list-style-name="L10"/>
    <style:style style:name="P26" style:family="paragraph" style:parent-style-name="Text_20_body" style:list-style-name="L7">
      <style:paragraph-properties fo:margin-left="1.251cm" fo:margin-right="0cm" fo:text-indent="0cm" style:auto-text-indent="false"/>
    </style:style>
    <style:style style:name="P27" style:family="paragraph" style:parent-style-name="Heading_20_1">
      <style:text-properties fo:font-style="normal" style:font-style-asian="normal" style:font-style-complex="normal"/>
    </style:style>
    <style:style style:name="P28" style:family="paragraph" style:parent-style-name="Heading_20_2" style:list-style-name=""/>
    <style:style style:name="P29" style:family="paragraph" style:parent-style-name="Numbering_20_1_20_Start" style:list-style-name="Numbering_20_1"/>
    <style:style style:name="P30" style:family="paragraph" style:parent-style-name="Numbering_20_1" style:list-style-name="Numbering_20_1"/>
    <style:style style:name="P31" style:family="paragraph" style:parent-style-name="Numbering_20_1" style:list-style-name="Numbering_20_1">
      <style:text-properties officeooo:paragraph-rsid="0005c826"/>
    </style:style>
    <style:style style:name="P32" style:family="paragraph" style:parent-style-name="Numbering_20_2" style:list-style-name="Numbering_20_2">
      <style:paragraph-properties fo:margin-left="1.251cm" fo:margin-right="0cm" fo:text-indent="-0.499cm" style:auto-text-indent="false"/>
    </style:style>
    <style:style style:name="P33"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2d149"/>
    </style:style>
    <style:style style:name="T7" style:family="text">
      <style:text-properties officeooo:rsid="0005c826"/>
    </style:style>
    <style:style style:name="T8" style:family="text">
      <style:text-properties officeooo:rsid="000d85bb"/>
    </style:style>
    <style:style style:name="T9" style:family="text">
      <style:text-properties officeooo:rsid="000e6721"/>
    </style:style>
    <style:style style:name="T10" style:family="text">
      <style:text-properties officeooo:rsid="000e97dc"/>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_20_Cover"><text:title>SmartFrog Release Process</text:title></text:p>
      <text:p text:style-name="Title_20_Cover"><text:date style:data-style-name="N75" text:date-value="2011-02-07T14:44:06">7 Feb 2011</text:date></text:p>
      <text:p text:style-name="P2">Release Process for SmartFrog</text:p>
      <text:p text:style-name="Subtitle"><text:date style:data-style-name="N75" text:date-value="2011-02-07T14:44:06">7 Feb 2011</text:date></text:p>
      <text:list xml:id="list1932546500"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721982279" text:continue-numbering="true" text:style-name="Heading_20_Numbers">
        <text:list-item>
          <text:p text:style-name="Heading_20_1">How to make a release</text:p>
        </text:list-item>
      </text:list>
      <text:p text:style-name="Text_20_body">To make a public release, you need to be running Java1.<text:span text:style-name="T7">6</text:span> on an Linux system with the RPM tools installed. That is, the package <text:span text:style-name="code_20_fragment">rpm-build</text:span> must be installed, otherwise the RPMs will not be created. <text:span text:style-name="T6">Test: type </text:span><text:span text:style-name="code_20_fragment"><text:span text:style-name="T6">rpmbuild</text:span></text:span><text:span text:style-name="T6"> on the command line, if you get an error message about no spec file, the tool is installed.</text:span></text:p>
      <text:p text:style-name="P7">You should b<text:bookmark-start text:name="DDE_LINK1"/>u<text:bookmark-end text:name="DDE_LINK1"/>ild on a clean check out of the SVN repository, with a retail Ant release. <text:s/></text:p>
      <text:p text:style-name="P7">We have a special <text:span text:style-name="T6">virtualized</text:span> system image that can be used for this; it guarantees there is no development contamination of the build. This is the only way you should do a public release.</text:p>
      <text:p text:style-name="P8">The details on how to set all this up are covered at the end of this document.</text:p>
      <text:p text:style-name="P9"/>
      <text:list xml:id="list530983354"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2155541856" text:style-name="L1">
        <text:list-item>
          <text:p text:style-name="P14">Start the VM. </text:p>
        </text:list-item>
        <text:list-item>
          <text:p text:style-name="P14">Bring it up to date with all its libraries, Java version, etc.</text:p>
        </text:list-item>
        <text:list-item>
          <text:p text:style-name="P14">Clean up any directories of old files, so that the (small, virtual) disk has space</text:p>
        </text:list-item>
        <text:list-item>
          <text:p text:style-name="P14">Reboot it</text:p>
        </text:list-item>
        <text:list-item>
          <text:p text:style-name="P14">Make sure the clock is synchronised.</text:p>
        </text:list-item>
        <text:list-item>
          <text:p text:style-name="P14">Make sure there is a few hundred MB of spare disk space. If there is not, clean up outdated Linux kernel versions. </text:p>
        </text:list-item>
        <text:list-item>
          <text:p text:style-name="P14">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876916552" text:continue-list="list530983354"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2166602198"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516906104"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150884979"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ext:span text:style-name="T8">the </text:span>Hudson <text:span text:style-name="T8">servers to make sure the build is passing all its tests.</text:span></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187229892"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1835751982" text:style-name="Numbering_20_1">
        <text:list-item>
          <text:p text:style-name="P15">Note the name of the test.</text:p>
        </text:list-item>
        <text:list-item>
          <text:p text:style-name="P15">Open a bug report, record that the test has failed. Give it priority <text:span text:style-name="T2">major</text:span>, file it against the forthcoming release, and that it should be fixed in the current branch.</text:p>
        </text:list-item>
        <text:list-item>
          <text:p text:style-name="P15">Assign the bug to whoever maintains that code, or find someone to own the problem.</text:p>
        </text:list-item>
        <text:list-item>
          <text:p text:style-name="P15">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2016136492" text:continue-list="list1187229892"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2019800878"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72455112"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551413673"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397714179"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2128300506"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314375357"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48046350"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952165544"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884139062"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1247184840"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his must be followed by the (manual) release process described later. A different server definition is needed when someone else is making the release, obviously.</text:p>
      <text:p text:style-name="P28"><text:soft-page-break/>Release the artifacts through SourceForge</text:p>
      <text:p text:style-name="Text_20_body">See the<text:span text:style-name="T2"> Uploading to SourceForge </text:span>section below. You need to go to</text:p>
      <text:p text:style-name="Text_20_body"><text:bookmark-start text:name="DDE_LINK20"/><text:bookmark-start text:name="DDE_LINK35"/><text:bookmark-start text:name="DDE_LINK5"/><text:span text:style-name="code_20_fragment">https://sourceforge.net/project/admin/editpackages.php?group_id=87384</text:span><text:bookmark-end text:name="DDE_LINK20"/><text:bookmark-end text:name="DDE_LINK35"/><text:bookmark-end text:name="DDE_LINK5"/></text:p>
      <text:list xml:id="list176023886"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155832290"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473430265"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297297754"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221519520" text:style-name="L2">
        <text:list-item>
          <text:p text:style-name="P16">Check in all code</text:p>
        </text:list-item>
        <text:list-item>
          <text:p text:style-name="P16">Identify the revision to be used for the release, e.g. revision 4328</text:p>
        </text:list-item>
        <text:list-item>
          <text:p text:style-name="P16">run <text:bookmark-start text:name="DDE_LINK3"/><text:bookmark-start text:name="DDE_LINK11"/><text:bookmark-start text:name="DDE_LINK31"/><text:span text:style-name="code_20_fragment">ant svn-tag -Dsvn.revision=</text:span><text:bookmark-end text:name="DDE_LINK31"/><text:span text:style-name="code_20_fragment">4328</text:span><text:bookmark-end text:name="DDE_LINK3"/><text:bookmark-end text:name="DDE_LINK11"/></text:p>
        </text:list-item>
        <text:list-item>
          <text:p text:style-name="P16">Check that the revision is public by browsing to <text:line-break/><text:span text:style-name="code_20_fragment">http://smartfrog.svn.sourceforge.net/viewvc/smartfrog/tags/</text:span>.</text:p>
        </text:list-item>
        <text:list-item>
          <text:p text:style-name="P16">The default tag, <text:span text:style-name="code_20_fragment">revision${smartfrog.version}</text:span> can be changed by setting the <text:span text:style-name="code_20_fragment">svn.tag</text:span> property</text:p>
        </text:list-item>
        <text:list-item>
          <text:p text:style-name="P16">The default message can be changed by setting the <text:span text:style-name="code_20_fragment">svn.message</text:span> property.</text:p>
        </text:list-item>
      </text:list>
      <text:list xml:id="list1268723960" text:continue-list="list1297297754" text:style-name="Heading_20_Numbers">
        <text:list-item>
          <text:p text:style-name="Heading_20_1"><text:soft-page-break/>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1582626272" text:continue-numbering="true" text:style-name="Heading_20_Numbers">
        <text:list-item>
          <text:p text:style-name="Heading_20_1">Update Jira</text:p>
        </text:list-item>
      </text:list>
      <text:p text:style-name="Text_20_body">A Jira project administrator should </text:p>
      <text:list xml:id="list770771037" text:style-name="L3">
        <text:list-item>
          <text:p text:style-name="P17">Review all open bugs against the release, and close any that are fixed, <text:span text:style-name="T9">mark as WONTFIX any that you have no plans to work on (i.e. inactive components or tools).</text:span></text:p>
        </text:list-item>
        <text:list-item>
          <text:p text:style-name="P17">Create the planned successor release, if it is not already present.</text:p>
        </text:list-item>
        <text:list-item>
          <text:p text:style-name="P17">Mark the project as released; and move all open defects to the successor release.</text:p>
        </text:list-item>
        <text:list-item>
          <text:p text:style-name="P17">You can generate a change log report which can be included in the release notes.</text:p>
        </text:list-item>
      </text:list>
      <text:list xml:id="list1890894717" text:continue-list="list1582626272"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768481155" text:style-name="L4">
        <text:list-item>
          <text:p text:style-name="P18">Browse to <text:bookmark-start text:name="DDE_LINK32"/><text:bookmark-start text:name="DDE_LINK13"/><text:bookmark-start text:name="DDE_LINK16"/><text:a xlink:type="simple" xlink:href="http://jira.smartfrog.org/jira/secure/ConfigureReleaseNote.jspa?projectId=10000">http://jira.smartfrog.org/jira/secure/ConfigureReleaseNote.jspa?projectId=10000</text:a><text:bookmark-end text:name="DDE_LINK32"/><text:bookmark-end text:name="DDE_LINK13"/><text:bookmark-end text:name="DDE_LINK16"/></text:p>
        </text:list-item>
        <text:list-item>
          <text:p text:style-name="P18">Select the version being released, and the style (text for text announcements, HTML for any HTML announcements)</text:p>
        </text:list-item>
        <text:list-item>
          <text:p text:style-name="P18">Strip out any issues that are wontfix; they aren't changes. </text:p>
        </text:list-item>
        <text:list-item>
          <text:p text:style-name="P18">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1449739730" text:continue-list="list1890894717" text:style-name="Heading_20_Numbers">
        <text:list-item>
          <text:p text:style-name="Heading_20_1">Uploading to SourceForge</text:p>
        </text:list-item>
      </text:list>
      <text:p text:style-name="Text_20_body">There's two aspects of SourceForge uploads: Maven artifacts and upload artifacts. </text:p>
      <text:list xml:id="list637361491"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text:soft-page-break/>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10">Once the connection is live, you can do an upload. 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1494133881"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634492753" text:style-name="L5">
        <text:list-item>
          <text:p text:style-name="P19">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9">ssh-ing in to that server and using <text:span text:style-name="code_20_fragment">unzip</text:span> to expand the file into <text:span text:style-name="code_20_fragment">smartfrog/htdocs/repository</text:span></text:p>
        </text:list-item>
        <text:list-item>
          <text:p text:style-name="P19">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174973161" text:continue-list="list1494133881" text:style-name="Heading_20_Numbers">
        <text:list-item>
          <text:list>
            <text:list-item>
              <text:p text:style-name="Heading_20_2"><text:soft-page-break/>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6">This sect<text:span text:style-name="T10">io</text:span>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30"/><text:bookmark-start text:name="DDE_LINK14"/><text:bookmark-start text:name="DDE_LINK22"/><text:span text:style-name="code_20_fragment">https://sourceforge.net/project/admin/editpackages.php?group_id=87384</text:span><text:bookmark-end text:name="DDE_LINK33"/><text:bookmark-end text:name="DDE_LINK30"/><text:bookmark-end text:name="DDE_LINK14"/><text:bookmark-end text:name="DDE_LINK22"/></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2">add a new release</text:span>". </text:p>
      <text:p text:style-name="Text_20_body">Enter the release name, such as</text:p>
      <text:p text:style-name="Code_20_last_20_line"><text:bookmark-start text:name="DDE_LINK18"/>SmartFrog.3.1<text:span text:style-name="T10">8</text:span>.<text:bookmark-end text:name="DDE_LINK18"/>01<text:span text:style-name="T10">0</text:span>beta</text:p>
      <text:p text:style-name="Text_20_body">and move to the next screen, where you can select the files uploaded earlier.</text:p>
      <text:list xml:id="list329184584" text:style-name="L6">
        <text:list-item>
          <text:p text:style-name="P20">upload the documentation, select the "preserve formatting" (assuming it was well laid out), and upload the release notes</text:p>
        </text:list-item>
        <text:list-item>
          <text:p text:style-name="P20">select the files and hit the add/refresh button.</text:p>
        </text:list-item>
        <text:list-item>
          <text:p text:style-name="P20"><text:span text:style-name="T4">For each file</text:span>, </text:p>
        </text:list-item>
      </text:list>
      <text:list xml:id="list901703440" text:style-name="L7">
        <text:list-item>
          <text:p text:style-name="P26">select the platform architecture (usually platform independent) </text:p>
        </text:list-item>
        <text:list-item>
          <text:p text:style-name="P26">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26"><text:s/>press "update/refresh". You have to update each file one by one, which is quite time consuming.</text:p>
        </text:list-item>
      </text:list>
      <text:list xml:id="list1946551846" text:continue-list="list329184584" text:style-name="L6">
        <text:list-item text:start-value="1">
          <text:p text:style-name="P20">Hit the 'send notice' button.</text:p>
        </text:list-item>
        <text:list-item>
          <text:p text:style-name="P20">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2152796601" text:continue-list="list174973161" text:style-name="Heading_20_Numbers">
        <text:list-item>
          <text:list>
            <text:list-item>
              <text:p text:style-name="Heading_20_2">Update the <text:span text:style-name="T10">D</text:span>ownload Page</text:p>
            </text:list-item>
          </text:list>
        </text:list-item>
      </text:list>
      <text:p text:style-name="Text_20_body">There is a download page that lists the latest artifact to release:</text:p>
      <text:p text:style-name="Code"><text:soft-page-break/>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1238996606" text:style-name="L8">
        <text:list-item>
          <text:p text:style-name="P21">Delete all existing files</text:p>
        </text:list-item>
        <text:list-item>
          <text:p text:style-name="P21">Add one file as the primary. Issue: The RPMs? Or the JAR?</text:p>
        </text:list-item>
        <text:list-item>
          <text:p text:style-name="P21">Add the other files as secondary</text:p>
        </text:list-item>
      </text:list>
      <text:list xml:id="list862404633" text:continue-list="list2152796601"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947230197" text:style-name="L9">
        <text:list-item>
          <text:p text:style-name="P22">Take note of the link to the newly released artifacts; these can go into the announcement email.</text:p>
        </text:list-item>
        <text:list-item>
          <text:p text:style-name="P22">Download all the artifacts from a mirror.</text:p>
        </text:list-item>
        <text:list-item>
          <text:p text:style-name="P22">Use <text:span text:style-name="code_20_fragment">sha1sum</text:span> to create the checksums, and verify (visually) that they match that of the published files </text:p>
        </text:list-item>
      </text:list>
      <text:list xml:id="list295500745" text:continue-list="list862404633"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847678698"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846972376"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777856043" text:continue-list="list1835751982" text:style-name="Numbering_20_1">
        <text:list-item text:start-value="1">
          <text:p text:style-name="P15">Open a new JIRA issue.<text:bookmark-start text:name="DDE_LINK21"/></text:p>
        </text:list-item>
        <text:list-item>
          <text:p text:style-name="P15">Add the new package to <text:span text:style-name="code_20_fragment">ivy.xm</text:span>l.</text:p>
        </text:list-item>
        <text:list-item>
          <text:p text:style-name="P15">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15">Verify that no dependent JARs that belong to other projects are being included in your lib/ directory. This creates confusion as to what is managing a specific package, confusion that breaks the RPM manager and izpack.</text:p>
        </text:list-item>
        <text:list-item>
          <text:p text:style-name="P15">Edit the izpack file to add a new package. The configuration file is in <text:span text:style-name="code_20_fragment">release/izpack/smartfrog-install.xml</text:span>; add a new “pack” for the component, declaring all JARs that need to be included.</text:p>
        </text:list-item>
        <text:list-item>
          <text:p text:style-name="P15"><text:soft-page-break/>run the <text:span text:style-name="code_20_fragment">izpack</text:span> target to create the new JAR.</text:p>
        </text:list-item>
        <text:list-item>
          <text:p text:style-name="P15"><text:bookmark-start text:name="DDE_LINK9"/>run the <text:span text:style-name="code_20_fragment">run</text:span> target to check that the izpack works<text:bookmark-end text:name="DDE_LINK21"/>.</text:p>
        </text:list-item>
        <text:list-item>
          <text:p text:style-name="P23">Commit the changes against the JIRA issue</text:p>
        </text:list-item>
        <text:list-item>
          <text:p text:style-name="P23">Mark the issue as fixed.</text:p>
        </text:list-item>
      </text:list>
      <text:list xml:id="list1964012870" text:continue-list="list846972376"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1999651461" text:continue-numbering="true" text:style-name="Heading_20_Numbers">
        <text:list-item>
          <text:p text:style-name="P27">Releasing different Branches</text:p>
        </text:list-item>
      </text:list>
      <text:p text:style-name="P5">If you wish to release different versions of SmartFrog, there are multiple ways to do this</text:p>
      <text:list xml:id="list630888579" text:style-name="L10">
        <text:list-item>
          <text:p text:style-name="P25"><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24">Delete the current source, then check out, the different branch. <text:line-break/>This is slower but cleaner. It is strongly recommended.</text:p>
        </text:list-item>
        <text:list-item>
          <text:p text:style-name="P24">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1611958080" text:continue-list="list1999651461"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801779293"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2037555766" text:continue-numbering="true" text:style-name="Heading_20_Numbers">
        <text:list-item>
          <text:p text:style-name="Heading_20_1"><text:soft-page-break/>Setting up a machine for making releases</text:p>
        </text:list-item>
      </text:list>
      <text:p text:style-name="Text_20_body">We build releases on a dedicated Virtual Machine. Here are the notes to create/recreate such a machine</text:p>
      <text:list xml:id="list981337298" text:continue-list="list1777856043" text:style-name="Numbering_20_1">
        <text:list-item text:start-value="1">
          <text:p text:style-name="P29">Build up a specific Linux VM. Give it a large hard disk -10GB+, as you do not wish to run out of disk-space mid build.</text:p>
        </text:list-item>
        <text:list-item>
          <text:p text:style-name="P30">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30">Install the <text:span text:style-name="T7">RPM build</text:span>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30">Install subversion; to test, type <text:span text:style-name="code_20_fragment">svn</text:span>.<text:line-break/>Warning: you may want a later version than ships with the Linux distr<text:span text:style-name="T7">ibution</text:span>, as they tend to lag and be less good at handling moves and copies over branches.</text:p>
        </text:list-item>
        <text:list-item>
          <text:p text:style-name="P31"><text:span text:style-name="T7">Set up SVN proxies. I</text:span><text:span text:style-name="T6">f you have a machine set up already, the .subversion/servers file does this</text:span></text:p>
        </text:list-item>
        <text:list-item>
          <text:p text:style-name="P30">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30">Point <text:span text:style-name="code_20_fragment">JAVA_HOME</text:span> at where the JVM lives, add <text:span text:style-name="code_20_fragment">$JAVA_HOME/bin</text:span> to the path.</text:p>
        </text:list-item>
        <text:list-item>
          <text:p text:style-name="P30">Install Ant: </text:p>
        </text:list-item>
      </text:list>
      <text:list xml:id="list662912646" text:style-name="Numbering_20_2">
        <text:list-item>
          <text:p text:style-name="P32">Download the latest release from <text:span text:style-name="code_20_fragment">http://ant.apache.org/</text:span> </text:p>
        </text:list-item>
        <text:list-item>
          <text:p text:style-name="P32">Untar it into a location (here <text:span text:style-name="code_20_fragment">/home/smartfrog/ant</text:span>)</text:p>
        </text:list-item>
        <text:list-item>
          <text:p text:style-name="P32">Edit <text:span text:style-name="code_20_fragment">~/.bash_profile </text:span>to add <text:line-break/></text:p>
        </text:list-item>
      </text:list>
      <text:p text:style-name="P13">export PROXYHOST="web-proxy"</text:p>
      <text:p text:style-name="P13">export PROXYPORT=8088</text:p>
      <text:p text:style-name="P13"/>
      <text:p text:style-name="P13">#ant settings</text:p>
      <text:p text:style-name="P13">export JVM_PROXY_SETTINGS="-Dhttp.proxyHost=$PROXYHOST -Dhttp.proxyPort=$PROXYPORT -Dhttps.proxyHost=$PROXYHOST -Dhttps.proxyPort=$PROXYPORT"</text:p>
      <text:p text:style-name="P13">export ANT_OPTS="$JVM_PROXY_SETTINGS"</text:p>
      <text:p text:style-name="P13">export ANT_ARGS="-logger org.apache.tools.ant.listener.BigProjectLogger"</text:p>
      <text:p text:style-name="P12">export ANT_HOME=/home/smartfrog/ant</text:p>
      <text:p text:style-name="P11"><text:span text:style-name="code_20_fragment"/></text:p>
      <text:list xml:id="list1017459017" text:continue-numbering="true" text:style-name="Numbering_20_2">
        <text:list-item>
          <text:p text:style-name="P32">Test with a <text:span text:style-name="code_20_fragment">bash -login</text:span> and then type <text:span text:style-name="code_20_fragment">ant -diagnostics</text:span>; you should see a diagnostics listing showing the many tasks are missing</text:p>
        </text:list-item>
        <text:list-item>
          <text:p text:style-name="P32">Pull down the missing artifacts <text:line-break/><text:span text:style-name="code_20_fragment">cd $ANT_HOME<text:line-break/>ant -f fetch.xml -Ddest=system<text:line-break/></text:span>(if you are behind a firewall, you will have to set up the proxy first in <text:span text:style-name="code_20_fragment">ANT_OPTS</text:span>) ;<text:span text:style-name="T7"> you need this anyway</text:span></text:p>
        </text:list-item>
        <text:list-item>
          <text:p text:style-name="P32">Rerun <text:span text:style-name="code_20_fragment">ant -diagnostics</text:span>; you should see a diagnostics listing showing less optional tasks are unavailable</text:p>
        </text:list-item>
      </text:list>
      <text:list xml:id="list1983821817" text:continue-list="list981337298" text:style-name="Numbering_20_1">
        <text:list-item>
          <text:p text:style-name="P30">Create the directory below which you wish to host the SmartFrog source tree.</text:p>
        </text:list-item>
        <text:list-item>
          <text:p text:style-name="P30">Check out SmartFrog from the repository<text:line-break/><text:span text:style-name="code_20_fragment">svn co https://smartfrog.svn.sourceforge.net/svnroot/smartfrog/trunk/core </text:span></text:p>
        </text:list-item>
        <text:list-item>
          <text:p text:style-name="P30">In the directory <text:span text:style-name="code_20_fragment">core</text:span>, run <text:span text:style-name="code_20_fragment">ant release</text:span>, as discussed previously in this document.</text:p>
        </text:list-item>
        <text:list-item>
          <text:p text:style-name="P30"><text:soft-page-break/>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style style:name="MT2" style:family="text">
      <style:text-properties officeooo:rsid="000d85bb"/>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1-02-07T14:44:04.99">2011-02-07</text:date> <text:time style:data-style-name="N40" text:time-value="2007-05-25T11:36:19.95" text:fixed="true">11:36</text:time></text:p>
      </style:header>
      <style:footer>
        <text:p text:style-name="MP1"><text:span text:style-name="MT1">© C</text:span>opyright 1998-20<text:span text:style-name="MT2">11</text:span>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martFrog Release Process</dc:title>
    <meta:initial-creator>Steve Loughran</meta:initial-creator>
    <meta:creation-date>2007-05-25T11:36:20</meta:creation-date>
    <dc:date>2011-02-07T14:44:04</dc:date>
    <meta:editing-cycles>80</meta:editing-cycles>
    <meta:editing-duration>PT510H32M29S</meta:editing-duration>
    <dc:creator>Steve Loughran</dc:creator>
    <meta:document-statistic meta:table-count="2" meta:image-count="0" meta:object-count="0" meta:page-count="13" meta:paragraph-count="296" meta:word-count="4231" meta:character-count="25992"/>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